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ad91" officeooo:paragraph-rsid="0018ad91"/>
    </style:style>
    <style:style style:name="P2" style:family="paragraph" style:parent-style-name="Standard">
      <style:text-properties officeooo:rsid="0019bdbd" officeooo:paragraph-rsid="0019bdbd"/>
    </style:style>
    <style:style style:name="P3" style:family="paragraph" style:parent-style-name="Standard">
      <style:text-properties officeooo:rsid="001b05fe" officeooo:paragraph-rsid="001b05fe"/>
    </style:style>
    <style:style style:name="P4" style:family="paragraph" style:parent-style-name="Standard">
      <style:text-properties officeooo:rsid="001cf150" officeooo:paragraph-rsid="001cf150"/>
    </style:style>
    <style:style style:name="P5" style:family="paragraph" style:parent-style-name="Standard">
      <style:text-properties officeooo:rsid="001ef17d" officeooo:paragraph-rsid="001ffe25"/>
    </style:style>
    <style:style style:name="P6" style:family="paragraph" style:parent-style-name="Standard">
      <style:text-properties officeooo:rsid="001ffe25" officeooo:paragraph-rsid="001ffe25"/>
    </style:style>
    <style:style style:name="P7" style:family="paragraph" style:parent-style-name="Standard">
      <style:text-properties officeooo:paragraph-rsid="0021fac0"/>
    </style:style>
    <style:style style:name="T1" style:family="text">
      <style:text-properties officeooo:rsid="001ef17d"/>
    </style:style>
    <style:style style:name="T2" style:family="text">
      <style:text-properties officeooo:rsid="0021fac0"/>
    </style:style>
    <style:style style:name="T3" style:family="text">
      <style:text-properties officeooo:rsid="001ffe2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ndom_seed 42</text:p>
      <text:p text:style-name="P1">nb_epoch 10</text:p>
      <text:p text:style-name="P2">batch_size 256</text:p>
      <text:p text:style-name="P1">mu_weight 0.02</text:p>
      <text:p text:style-name="P1"/>
      <text:p text:style-name="P1">→ 5/5</text:p>
      <text:p text:style-name="P1"/>
      <text:p text:style-name="P1"/>
      <text:p text:style-name="P2">random_seed <text:s/>gaussian_block = 77</text:p>
      <text:p text:style-name="P2">random_seed variational = 42</text:p>
      <text:p text:style-name="P3">nb_epoch = 20</text:p>
      <text:p text:style-name="P3">batch_size = 256</text:p>
      <text:p text:style-name="P3">mu_weight =0.01</text:p>
      <text:p text:style-name="P3">rho_offset = -4</text:p>
      <text:p text:style-name="P2"/>
      <text:p text:style-name="P4">xxxxxxxxxxxxxxxxxxxxxx</text:p>
      <text:p text:style-name="P4"/>
      <text:p text:style-name="P5"><text:s/>while for the variational posterior we use manually tuned nn.Parameter instances, such that PyTorch can tune them accordingly throughout the training phase. </text:p>
      <text:p text:style-name="P5"/>
      <text:p text:style-name="P7"><text:span text:style-name="T3">We have tried our best to derandomize the output using random_seeds, like this our code quite constantly outperforms the PUBLIC baseline. </text:span><text:span text:style-name="T1">For the prior we use constant values passed to a Univariate Gaussian, </text:span><text:span text:style-name="T2">and thanks to the manually tuned hyperparameters and nn.Parameter instances for the variational posterior, PyTorch can improve our network throughout training. Especially playing around with the hidden layer sizes, the batch_size, the number of epochs as well as the initializations for the variational posterior weights and biases showed considerable effects as to how our model behaves and gets trained. So we tried to balance out those effects to get a good compound result of ECE and accuracy. </text:span><text:span text:style-name="T3">W</text:span><text:span text:style-name="T1">e </text:span><text:span text:style-name="T2">then </text:span><text:span text:style-name="T1">have to compute the log_prior and log_variational at a Bayesian layer level, based on given Bayes by Backprop formulas. Finally, we run through 4 layers with each batch, optimizing the network thanks to our kl_loss divided by the batch size and a nll_loss. </text:span></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2T15:27:53.205532544</meta:creation-date>
    <dc:date>2021-11-14T16:24:03.343280700</dc:date>
    <meta:editing-duration>PT6H11M52S</meta:editing-duration>
    <meta:editing-cycles>6</meta:editing-cycles>
    <meta:generator>LibreOffice/6.4.7.2$Linux_X86_64 LibreOffice_project/40$Build-2</meta:generator>
    <meta:document-statistic meta:table-count="0" meta:image-count="0" meta:object-count="0" meta:page-count="1" meta:paragraph-count="14" meta:word-count="207" meta:character-count="1328" meta:non-whitespace-character-count="1131"/>
  </office:meta>
</office:document-meta>
</file>